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8" calcext:value-type="float">
            <text:p>58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g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72:Sheet1.J7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8">00/00/0000</text:date>, <text:time style:data-style-name="N2" text:time-value="15:34:46.9671888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03-18T15:59:45.124243802</dc:date>
    <meta:editing-duration>P7DT14H8M38S</meta:editing-duration>
    <meta:editing-cycles>519</meta:editing-cycles>
    <meta:generator>LibreOffice/6.0.1.1$Linux_X86_64 LibreOffice_project/00m0$Build-1</meta:generator>
    <meta:document-statistic meta:table-count="1" meta:cell-count="5618" meta:object-count="0"/>
  </office:meta>
</office:document-meta>
</file>